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3000000A3C9C9AB2FB34F2E3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16cm" svg:y="17.039cm" svg:width="17cm" svg:height="3.521cm" draw:z-index="0"><draw:image xlink:href="Pictures/1000000000000313000000A3C9C9AB2FB34F2E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02:54.431750078</meta:creation-date>
    <dc:date>2025-02-07T18:08:13.730802374</dc:date>
    <meta:editing-duration>PT5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